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6</text:p>
      <text:p text:style-name="Standard">Sorting is taking forever now. I managed to add in all the new sections, there are 123 total sections as of right now. Also, yes I am aware that there is a duplicate [downloads] link in the profile, but to fix that within 123 different documents, that would take WAT too long</text:p>
      <text:p text:style-name="Standard">At least today was a better development day than yesterday</text:p>
      <text:p text:style-name="Standard">Sean Patrick Myrick on February 5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2:07:07.240000000</meta:creation-date>
    <dc:date>2019-02-06T12:07:15.324000000</dc:date>
    <meta:editing-duration>PT8S</meta:editing-duration>
    <meta:editing-cycles>1</meta:editing-cycles>
    <meta:document-statistic meta:table-count="0" meta:image-count="0" meta:object-count="0" meta:page-count="1" meta:paragraph-count="4" meta:word-count="75" meta:character-count="400" meta:non-whitespace-character-count="329"/>
    <meta:generator>LibreOffice/6.1.2.1$Windows_X86_64 LibreOffice_project/65905a128db06ba48db947242809d14d3f9a93fe</meta:generator>
  </office:meta>
</office:document-meta>
</file>